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mlElement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Dynam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Onkey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writeOptionalAttributes( TagWriter tag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HtmlElementTag.getOnmous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resolveCss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HtmlElementTag.isValidDynamicAttribute( String local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Onmouseo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Css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Onkeyp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DynamicAttribute( String uri , String local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HtmlElement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Oncl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writeDefaultAttributes( TagWriter ta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HtmlElementTag.getCssErro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Onmous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Ondblcl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Css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Onmouse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Tab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CssErrorClass( String cssErro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Onmouse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CssClass( String css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CssStyle( String css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getOnkey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